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dAnnotationMetadataVisitorTests.visitWhenHasSimpleArrayTypesCreates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rgedAnnotationMetadataVisitorTests.visitWhenHasEmptySimpleArrayTypesCreates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rgedAnnotationMetadataVisitorTests.visitAnnotation( String descriptor ,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AnnotationMetadataVisitorTests.visitWhenHasAnnotationAttributesCreates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rgedAnnotationMetadataVisitorTests.visitWhenHasSimpleTypesCreates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rgedAnnotationMetadataVisitorTests.visitWhenHasClassAttributesCreates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edAnnotationMetadataVisitorTests.loadFrom( Class &lt; ?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rgedAnnotationMetadataVisitorTests.visitWhenHasEnumAttributesCreates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